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56cm"/>
    </style:style>
    <style:style style:name="co2" style:family="table-column">
      <style:table-column-properties fo:break-before="auto" style:column-width="2.3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 style:data-style-name="N121"/>
    <style:style style:name="ce4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3" table:default-cell-style-name="ce3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<text:s/>Coût unitaire</text:p>
          </table:table-cell>
          <table:table-cell table:style-name="ce1" office:value-type="string" calcext:value-type="string">
            <text:p><text:s/>Quantité <text:s/></text:p>
          </table:table-cell>
          <table:table-cell table:style-name="ce1" office:value-type="string" calcext:value-type="string">
            <text:p>Coût Total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Jauge de niveau wifi</text:p>
          </table:table-cell>
          <table:table-cell office:value-type="currency" office:currency="CAD" office:value="80" calcext:value-type="currency">
            <text:p>80 $</text:p>
          </table:table-cell>
          <table:table-cell office:value-type="float" office:value="8" calcext:value-type="float">
            <text:p>8</text:p>
          </table:table-cell>
          <table:table-cell table:formula="of:=[.B2]*[.C2]" office:value-type="currency" office:currency="CAD" office:value="640" calcext:value-type="currency">
            <text:p>640 $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ntrôleur intelligent</text:p>
          </table:table-cell>
          <table:table-cell office:value-type="currency" office:currency="CAD" office:value="80" calcext:value-type="currency">
            <text:p>80 $</text:p>
          </table:table-cell>
          <table:table-cell office:value-type="float" office:value="5" calcext:value-type="float">
            <text:p>5</text:p>
          </table:table-cell>
          <table:table-cell table:formula="of:=[.B3]*[.C3]" office:value-type="currency" office:currency="CAD" office:value="400" calcext:value-type="currency">
            <text:p>400 $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aspberry Pi + carte SD + PS</text:p>
          </table:table-cell>
          <table:table-cell office:value-type="currency" office:currency="CAD" office:value="80" calcext:value-type="currency">
            <text:p>80 $</text:p>
          </table:table-cell>
          <table:table-cell office:value-type="float" office:value="3" calcext:value-type="float">
            <text:p>3</text:p>
          </table:table-cell>
          <table:table-cell table:formula="of:=[.B4]*[.C4]" office:value-type="currency" office:currency="CAD" office:value="240" calcext:value-type="currency">
            <text:p>240 $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50 VA Smart USB UPS System</text:p>
          </table:table-cell>
          <table:table-cell office:value-type="currency" office:currency="CAD" office:value="60" calcext:value-type="currency">
            <text:p>60 $</text:p>
          </table:table-cell>
          <table:table-cell office:value-type="float" office:value="2" calcext:value-type="float">
            <text:p>2</text:p>
          </table:table-cell>
          <table:table-cell table:formula="of:=[.B5]*[.C5]" office:value-type="currency" office:currency="CAD" office:value="120" calcext:value-type="currency">
            <text:p>120 $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Default"/>
          <table:table-cell/>
          <table:table-cell table:style-name="ce4" table:formula="of:=SUM([.D2:.D5])" office:value-type="currency" office:currency="CAD" office:value="1400" calcext:value-type="currency">
            <text:p>1 400 $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number:currency-style style:name="N119P0" style:volatile="true">
      <number:number number:decimal-places="1" number:min-integer-digits="1" number:grouping="true"/>
      <number:text> </number:text>
      <number:currency-symbol number:language="fr" number:country="CA">$</number:currency-symbol>
    </number:currency-style>
    <number:currency-style style:name="N119">
      <style:text-properties fo:color="#ff0000"/>
      <number:text>-</number:text>
      <number:number number: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19P0"/>
    </number:currency-style>
    <number:currency-style style:name="N121P0" style:volatile="true">
      <number:number number:decimal-places="0" number:min-integer-digits="1" number:grouping="true"/>
      <number:text> </number:text>
      <number:currency-symbol number:language="fr" number:country="CA">$</number:currency-symbol>
    </number:currency-style>
    <number:currency-style style:name="N121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CA">$</number:currency-symbol>
      <style:map style:condition="value()&gt;=0" style:apply-style-name="N121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00-00-00</text:date>, <text:time style:data-style-name="N2" text:time-value="11:22:25.24976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Leboeuf</meta:initial-creator>
    <meta:creation-date>2014-11-01T14:57:32.698364000</meta:creation-date>
    <dc:date>2014-11-03T11:45:16.867966000</dc:date>
    <dc:creator>Pierre Leboeuf</dc:creator>
    <meta:editing-duration>PT48M39S</meta:editing-duration>
    <meta:editing-cycles>3</meta:editing-cycles>
    <meta:generator>LibreOffice/4.3.2.2$MacOSX_X86_64 LibreOffice_project/edfb5295ba211bd31ad47d0bad0118690f76407d</meta:generator>
    <meta:document-statistic meta:table-count="1" meta:cell-count="22" meta:object-count="0"/>
  </office:meta>
</office:document-meta>
</file>